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fo:font-style="italic" style:text-underline-style="none" fo:font-weight="normal" style:font-style-asian="italic" style:font-weight-asian="normal" style:font-style-complex="italic" style:font-weight-complex="normal"/>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5">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list-style-name="L6">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list-style-name="L7">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9">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list-style-name="L10">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list-style-name="L11">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12">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13">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list-style-name="L14">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15">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list-style-name="L16">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17">
      <style:text-properties fo:font-style="normal" style:text-underline-style="none" fo:font-weight="normal" style:font-style-asian="normal" style:font-weight-asian="normal" style:font-style-complex="normal" style:font-weight-complex="normal"/>
    </style:style>
    <style:style style:name="P24" style:family="paragraph" style:parent-style-name="Standard" style:list-style-name="L18">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style:font-name="Times New Roman1"/>
    </style:style>
    <style:style style:name="T2"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ofdstuk 10: Hashtabellen</text:p>
      <text:p text:style-name="P2">10.1 Definitie</text:p>
      <text:list xml:id="list2104198210" text:style-name="L2">
        <text:list-item>
          <text:p text:style-name="P5">Een hashtabel is een dictionary, net zoals een tabel of een lijst.</text:p>
        </text:list-item>
      </text:list>
      <text:list xml:id="list236439871" text:style-name="L1">
        <text:list-item>
          <text:p text:style-name="P4">Vaak heeft een toepassing voldoende aan een gegevensstructuur die 3 operaties ondersteunt: zoeken, toevoegen en verwijderen.</text:p>
        </text:list-item>
        <text:list-item>
          <text:p text:style-name="P4">Een hashtabel is zo een implementatie. Ze is eigenlijk een compromis tussen plaatsgebruik en tijd.</text:p>
        </text:list-item>
        <text:list-item>
          <text:p text:style-name="P4">Het snelst zou natuurlijk een rechtstreeks adresseerbare tabel zijn waar we aan de hand van de sleutel direct een index vinden waar de data opgeslagen wordt. Nadeel is echter wel dat we dan een enorm grote tabel moeten aanmaken als er veel verschillende sleutels zijn en zeker als ze veel kunnen verschillen in waarde.</text:p>
        </text:list-item>
        <text:list-item>
          <text:p text:style-name="P4">Om geheugenruimte te sparen zouden we een ongeordende tabel kunnen gebruiken, deze neemt steeds enkel de ruimte in die echt nodig is. Nadeel is dan wel dat we niet direct aan een element kunnen, we moeten de tabel overlopen.</text:p>
        </text:list-item>
        <text:list-item>
          <text:p text:style-name="P4">Een hashtabel probeert het beste van beiden te combineren.</text:p>
        </text:list-item>
        <text:list-item>
          <text:p text:style-name="P4">Een hashtabel zal nog steeds een grote tabel aanmaken maar deze zal wel kleiner zijn dan het aantal verschillende sleutels.</text:p>
        </text:list-item>
        <text:list-item>
          <text:p text:style-name="P4">Per index zullen er dus verschillende elementen bewaard moeten worden zodat er geen eenduidig verband meer bestaat tussen sleutel en index.</text:p>
        </text:list-item>
        <text:list-item>
          <text:p text:style-name="P4">Met elke sleutel komt één index overeen, met één index kunnen verschillende sleutels overeen komen.</text:p>
        </text:list-item>
        <text:list-item>
          <text:p text:style-name="P4">Men moet de sleutel omzetten naar een index met behulp van een hashfunctie.</text:p>
        </text:list-item>
        <text:list-item>
          <text:p text:style-name="P4">Zorgt een zeker hashfunctie voor een zelfde index bij verschillende sleutelwaarden dan is er sprake van een collision.</text:p>
        </text:list-item>
        <text:list-item>
          <text:p text:style-name="P4">Een hashtabel heeft twee taken: het kiezen van een goede hashfunctie (10.3) en het opvangen van conflicten( 10.2)</text:p>
        </text:list-item>
      </text:list>
      <text:p text:style-name="P3"/>
      <text:p text:style-name="P2">10.2 Het opvangen van conflicten</text:p>
      <text:list xml:id="list1426641917" text:style-name="L3">
        <text:list-item>
          <text:p text:style-name="P6">Wanneer de hashfunctie een zelfde index teruggeeft voor verschillende waarden, dan is er sprake van een conflict. De implementatie van de hashtabel moet dit opvangen. Er zijn twee technieken om dit te doen: Chaining en Open adressering</text:p>
        </text:list-item>
      </text:list>
      <text:p text:style-name="P8">Chaining</text:p>
      <text:list xml:id="list1672828083" text:style-name="L4">
        <text:list-item>
          <text:p text:style-name="P10">Deze techniek maakt gebruik van gelinkte lijsten</text:p>
          <text:p text:style-name="P10"/>
        </text:list-item>
      </text:list>
      <text:p text:style-name="P9"><text:s text:c="6"/>Seperate chaining</text:p>
      <text:list xml:id="list1323438145" text:style-name="L5">
        <text:list-item>
          <text:p text:style-name="P11">Alle sleutels die bij een zelfde tabelindex terechtkomen worden ondergebracht in een gelinkte lijst.</text:p>
        </text:list-item>
        <text:list-item>
          <text:p text:style-name="P11">Elke lijstknoop bevat een sleutel en zijn bijhorende informatie.</text:p>
        </text:list-item>
        <text:list-item>
          <text:p text:style-name="P11">Zoeken: sleutel -&gt; hash -&gt; index -&gt; gelinkte lijst -&gt; sequentieel zoeken. In het slechtste geval zitten alle elementen in één lijst -&gt; O(n)</text:p>
          <text:p text:style-name="P11">Ideaal zou een mooie uniforme verdeling zijn, elke sleutel moet met een even grote waarschijnlijkheid bij elke index terechtkomen, de lijsten zijn dan n/m lang. De verhouding n/m noemt men de bezettingsgraad <text:span text:style-name="T1">α</text:span><text:span text:style-name="T2">. Is de sleutel niet aanwezig, dan is de gemiddelde zoektijd </text:span><text:span text:style-name="T1">О(1+α) waarbij de 1 komt van het berekenen van de hashfunctie. Ook als de gezochte sleutel wel in de lijst aanwezig is is de efficiëntie О(1+α). De n sleutels worden over m lijsten gespreid -&gt; de duur wordt kleiner met een factor m α=n/m.</text:span></text:p>
        </text:list-item>
        <text:list-item>
          <text:p text:style-name="P11"><text:span text:style-name="T1">Toevoegen: De lijsten moeten niet gerangschikt worden, rangschikken zou zoeken eventueel sneller kunnen maken maar omdat de lijsten kort zijn is dit niet de moeite. We kunnen gewoon vooraan toevoegen -&gt; O(1).</text:span></text:p>
        </text:list-item>
        <text:list-item>
          <text:p text:style-name="P11"><text:span text:style-name="T1">Verwijderen: eens het element gevonden is -&gt; O(1)</text:span></text:p>
          <text:p text:style-name="P11"><text:span text:style-name="T1"/></text:p>
        </text:list-item>
        <text:list-item>
          <text:p text:style-name="P11"><text:soft-page-break/><text:span text:style-name="T1">We willen echter voor alle operaties een gemiddelde performantie van O(1). Zoeken is O(n/m) dus m moet minstens evenredig zijn met n.</text:span></text:p>
        </text:list-item>
      </text:list>
      <text:p text:style-name="P9"><text:span text:style-name="T1"/></text:p>
      <text:p text:style-name="P9"><text:span text:style-name="T1"><text:s text:c="6"/>Coalesced chaining</text:span></text:p>
      <text:list xml:id="list1610539879" text:style-name="L6">
        <text:list-item>
          <text:p text:style-name="P12"><text:span text:style-name="T1">Seperate chaining maakt een tabel van lijsten.</text:span></text:p>
        </text:list-item>
        <text:list-item>
          <text:p text:style-name="P12"><text:span text:style-name="T1">Coalesced chaining gebruikt een tabel van lijstknopen.</text:span></text:p>
        </text:list-item>
        <text:list-item>
          <text:p text:style-name="P12"><text:span text:style-name="T1">Elke knoop kan het begin van een lijst zijn maar kan ook gebruikt worden om een bestaande lijst te verlengen.</text:span></text:p>
        </text:list-item>
        <text:list-item>
          <text:p text:style-name="P12"><text:span text:style-name="T1">De beginknoop van een lijst kan een inwendige knoop van een andere lijst zijn, de lijsten kunnen versmelten.</text:span></text:p>
        </text:list-item>
        <text:list-item>
          <text:p text:style-name="P12"><text:span text:style-name="T1">Coalesced chaining heeft als voordeel dat alle knopen op voorhand aangemaakt worden, ze moeten dus niet meer dynamisch aangemaakt worden. Dit is wel een nadeel als het aantal knopen niet op voorhand gekend is.</text:span></text:p>
        </text:list-item>
        <text:list-item>
          <text:p text:style-name="P12"><text:span text:style-name="T1">Men verdeelt de tabel in twee delen, een adreszone en een berging.</text:span></text:p>
        </text:list-item>
        <text:list-item>
          <text:p text:style-name="P12"><text:span text:style-name="T1">De hashfunctie genereert indices in de adreszone en bij conflicten wordt een knoop uit de berging gebruikt om de lijst te verlengen. Zijn alle knopen uit de berging gebruikt, dan kan men eventueel vrije knopen uit de adreszone gebruiken.</text:span></text:p>
        </text:list-item>
        <text:list-item>
          <text:p text:style-name="P12"><text:span text:style-name="T1">Het gebruik van een berging is optioneel maar zorgt ervoor dat het samensmelten van lijsten langer uitgesteld wordt.</text:span></text:p>
        </text:list-item>
        <text:list-item>
          <text:p text:style-name="P12"><text:span text:style-name="T1">Is de berging groot genoeg om alle conflicten op te vangen, dan versmelten de lijsten niet en is coalesced chaining het zelfde als seperate chaining.</text:span></text:p>
        </text:list-item>
        <text:list-item>
          <text:p text:style-name="P12"><text:span text:style-name="T1">Zoeken: sleutel -&gt; index in adreszone -&gt; eventueel lijst volgen tot sleutel gevonden is.</text:span></text:p>
        </text:list-item>
        <text:list-item>
          <text:p text:style-name="P12"><text:span text:style-name="T1">Toevoegen: Zoeken naar de sleutel, ofwel wordt er een plaats gevonden in de adreszone ofwel wordt er een lege plaats in de berging gevonden door het volgen van pointers. Is er geen plaats meer in de berging, dan moet er een lege plaats in de adreszone gezocht worden.</text:span></text:p>
        </text:list-item>
        <text:list-item>
          <text:p text:style-name="P12"><text:span text:style-name="T1">Verwijderen: is niet eenvoudig omdat de lijsten kunnen fusioneren. Het verwijderen van een knoop maakt die plaats leeg maar de lijst kan wel sleutels bevatten die via die plaats zijn ingevoegd, deze kunnen dan niet meer teruggevonden worden. Men kan dit oplossen door gebruik te maken van lazy deletion, men laat de knoop in de lijst maar geeft aan dat ze niet gebruikt mag worden, dit komt de efficiëntie bij zoeken niet ten goede. Indien de toepassing verwijderen nodig heeft, maakt men best gebruik van seperate chaining.</text:span></text:p>
        </text:list-item>
      </text:list>
      <text:p text:style-name="P9"><text:span text:style-name="T1"/></text:p>
      <text:p text:style-name="P8"><text:span text:style-name="T1">Open adressering</text:span></text:p>
      <text:list xml:id="list1594549841" text:style-name="L7">
        <text:list-item>
          <text:p text:style-name="P13"><text:span text:style-name="T1">Open adressering is een alternatieve methode om conflicten op te vangen.</text:span></text:p>
        </text:list-item>
        <text:list-item>
          <text:p text:style-name="P13"><text:span text:style-name="T1">Alle gegevens worden in de tabel zelf opgeslagen net zoals bij coalesced chaining maar de nieuwe index wordt bepaald door een berekening i.p.v. Een gelinkte lijst te gebruiken.</text:span></text:p>
        </text:list-item>
        <text:list-item>
          <text:p text:style-name="P13"><text:span text:style-name="T1">Plaats wordt ingewisseld voor tijd, er zijn geen pointers meer nodig, maar er moeten wel berekeningen gedaan worden.</text:span></text:p>
        </text:list-item>
        <text:list-item>
          <text:p text:style-name="P13"><text:span text:style-name="T1">Net zoals bij coalesced chaining moet er niet meer dynamisch plaats gezocht worden in het geheugen, alle reserveringen gebeuren op voorhand.</text:span></text:p>
        </text:list-item>
        <text:list-item>
          <text:p text:style-name="P13"><text:span text:style-name="T1">Nadeel is wel dat de tabel één aaneensluitende blok in het geheugen moet zijn.</text:span></text:p>
        </text:list-item>
        <text:list-item>
          <text:p text:style-name="P13"><text:span text:style-name="T1">Zoeken: sleutel -&gt; hash -&gt; index. Indien deze plaats een ander element bevat moet er opnieuw een berekening gedaan worden voor een nieuwe index.</text:span></text:p>
        </text:list-item>
        <text:list-item>
          <text:p text:style-name="P13"><text:span text:style-name="T1">Toevoegen: Zoeken tot er een lege plaats gevonden wordt. De performantie wordt slecht als de tabel bijna vol zit, men houdt dus best vrij veel plaats vrij.</text:span></text:p>
        </text:list-item>
        <text:list-item>
          <text:p text:style-name="P13"><text:span text:style-name="T1">Verwijderen: Verwijderen is net zoals bij coalesced chaining niet eenvoudig. Een tabelplaats kan tot meerdere sequentie behoren en als we ze verwijderen kan dit de zoeksequentie voor andere sleutels onderbreken. Oplossing kan opnieuw lazy deletion zijn.</text:span></text:p>
          <text:p text:style-name="P13"><text:span text:style-name="T1">Moet de toepassing kunnen verwijderen, dan gebruikt men best separate chaining.</text:span></text:p>
        </text:list-item>
      </text:list>
      <text:p text:style-name="P9"><text:span text:style-name="T1"/></text:p>
      <text:p text:style-name="P9"><text:span text:style-name="T1"/></text:p>
      <text:p text:style-name="P9"><text:soft-page-break/><text:span text:style-name="T1">Bepalen van de zoeksequenties:</text:span></text:p>
      <text:list xml:id="list2005961329" text:style-name="L8">
        <text:list-item>
          <text:p text:style-name="P14"><text:span text:style-name="T1">Hoe berekenen we de alternatieve plaatsen ?</text:span></text:p>
        </text:list-item>
        <text:list-item>
          <text:p text:style-name="P14"><text:span text:style-name="T1">Er zijn drie technieken die garanderen dat alle plaatsen doorzocht worden.</text:span></text:p>
        </text:list-item>
        <text:list-item>
          <text:p text:style-name="P14"><text:span text:style-name="T1">In het ideale geval zou voor elke sleutel, elke permutatie even waarschijnlijk moeten zijn.</text:span></text:p>
        </text:list-item>
      </text:list>
      <text:p text:style-name="P9"><text:span text:style-name="T1"/></text:p>
      <text:p text:style-name="P9"><text:span text:style-name="T1"><text:s text:c="6"/>Lineair testen ( linear probing)</text:span></text:p>
      <text:list xml:id="list730226714" text:style-name="L9">
        <text:list-item>
          <text:p text:style-name="P15"><text:span text:style-name="T1">De zoeksequentie bestaat hier uit de indices <text:s text:c="4"/>( h(s) + i ) mod m met i = 0,...,m-1</text:span></text:p>
        </text:list-item>
        <text:list-item>
          <text:p text:style-name="P15"><text:span text:style-name="T1">met h() de hashfunctie</text:span></text:p>
        </text:list-item>
        <text:list-item>
          <text:p text:style-name="P15"><text:span text:style-name="T1">Er wordt telkens één plaats verder gezocht.</text:span></text:p>
        </text:list-item>
        <text:list-item>
          <text:p text:style-name="P15"><text:span text:style-name="T1">Deze methode is eenvoudig.</text:span></text:p>
        </text:list-item>
        <text:list-item>
          <text:p text:style-name="P15"><text:span text:style-name="T1">Er zijn slechts m verschillende zoeksequenties aangezien de primaire index de zoeksequentie volledig bepaald.</text:span></text:p>
        </text:list-item>
        <text:list-item>
          <text:p text:style-name="P15"><text:span text:style-name="T1">Ze zorgt echter vaak voor primaire clustering waarbij er lange aaneensluitende reeksen bezette plaatsen worden gevormd die ervoor zorgen dat de gemiddelde zoektijd toeneemt.</text:span></text:p>
        </text:list-item>
        <text:list-item>
          <text:p text:style-name="P15"><text:span text:style-name="T1">Heeft elke index een kans 1/m om geselecteerd te worden door de hashfunctie en wordt de index x voorafgegaan door i ingenomen plaatsen dan is de kans dat x geselecteerd word (i+1)/m -&gt; de kans op primaire clustering is dus groot.</text:span></text:p>
        </text:list-item>
      </text:list>
      <text:p text:style-name="P9"><text:span text:style-name="T1"/></text:p>
      <text:p text:style-name="P9"><text:span text:style-name="T1"><text:s text:c="6"/>Kwadratisch testen (quadratic probing)</text:span></text:p>
      <text:list xml:id="list712921262" text:style-name="L10">
        <text:list-item>
          <text:p text:style-name="P16"><text:span text:style-name="T1">Hier wordt de zoeksequentie gevormd door de indices <text:s text:c="2"/>( h(s) + c1 * i + c2 * i² )</text:span></text:p>
        </text:list-item>
        <text:list-item>
          <text:p text:style-name="P16"><text:span text:style-name="T1">c1 en c2 zijn constanten die verschillend van 0 zijn.</text:span></text:p>
        </text:list-item>
        <text:list-item>
          <text:p text:style-name="P16"><text:span text:style-name="T1">Dit werkt beter dan lineair testen indien c1, c2 en m aan bepaalde voorwaarden voldoen.</text:span></text:p>
        </text:list-item>
        <text:list-item>
          <text:p text:style-name="P16"><text:span text:style-name="T1">Sleutels met een zelfde primaire index hebben nog steeds dezelfde zoeksequenties zodat er ook hier slechts m verschillende zoeksequenties zijn (één voor elke primaire index).</text:span></text:p>
        </text:list-item>
      </text:list>
      <text:p text:style-name="P9"><text:span text:style-name="T1"/></text:p>
      <text:p text:style-name="P9"><text:span text:style-name="T1"><text:s text:c="5"/>Dubbele hashing</text:span></text:p>
      <text:list xml:id="list1858374455" text:style-name="L11">
        <text:list-item>
          <text:p text:style-name="P17"><text:span text:style-name="T1">Dit is één van de beste methodes voor open adresseren, de zoeksequenties benaderen het ideaal van uniforme hashing .</text:span></text:p>
        </text:list-item>
        <text:list-item>
          <text:p text:style-name="P17"><text:span text:style-name="T1">De geteste indices zijn <text:s text:c="3"/>(h(s) + i*h'(s)) mod m met i=0, ..., m-1</text:span></text:p>
        </text:list-item>
        <text:list-item>
          <text:p text:style-name="P17"><text:span text:style-name="T1">Zowel h als h' zijn hashfuncties.</text:span></text:p>
        </text:list-item>
        <text:list-item>
          <text:p text:style-name="P17"><text:span text:style-name="T1">De indexsprongen worden nu ook door een hashfunctie en dus door de sleutel bepaald waardoor de zoeksequentie op twee manieren van de sleutel afhangt.</text:span></text:p>
        </text:list-item>
        <text:list-item>
          <text:p text:style-name="P17"><text:span text:style-name="T1">Het is geen goed idee om twee keer de zelfde hashfunctie te gebruiken.</text:span></text:p>
        </text:list-item>
        <text:list-item>
          <text:p text:style-name="P17"><text:span text:style-name="T1">h'(s) moet relatief priem zijn t.o.v. M zodat alle indices gegenereerd kunnen worden.</text:span></text:p>
        </text:list-item>
        <text:list-item>
          <text:p text:style-name="P17"><text:span text:style-name="T1">M priem -&gt; h'(s) oneven</text:span></text:p>
          <text:p text:style-name="P17"><text:span text:style-name="T1">anders 0 &lt; h's() &lt; m</text:span></text:p>
        </text:list-item>
        <text:list-item>
          <text:p text:style-name="P17"><text:span text:style-name="T1">Er zijn nu m² verschillende zoeksequenties.</text:span></text:p>
        </text:list-item>
      </text:list>
      <text:p text:style-name="P9"><text:span text:style-name="T1"/></text:p>
      <text:p text:style-name="P9"><text:span text:style-name="T1">Performantie van open adressering</text:span></text:p>
      <text:list xml:id="list171435556" text:style-name="L12">
        <text:list-item>
          <text:p text:style-name="P18"><text:span text:style-name="T1">Hier wordt de performantie bij uniforme hashing besproken.</text:span></text:p>
        </text:list-item>
        <text:list-item>
          <text:p text:style-name="P18"><text:span text:style-name="T1">De resultaten zijn dus optimistisch.</text:span></text:p>
        </text:list-item>
        <text:list-item>
          <text:p text:style-name="P18"><text:span text:style-name="T1">De performantie wordt bepaald door de bezettingsgraad α die hier nooit groter is dan 1.</text:span></text:p>
        </text:list-item>
        <text:list-item>
          <text:p text:style-name="P18"><text:span text:style-name="T1">Het aantal testen stijgt sterk als α nadert tot 1.</text:span></text:p>
        </text:list-item>
        <text:list-item>
          <text:p text:style-name="P18"><text:span text:style-name="T1">In de praktijk mag <text:s/>α niet veel groter zijn dan 0.5. Dit wil wel zeggen dat men op voorhand reeds moet weten hoeveel elementen de tabel zal bevatten.</text:span></text:p>
        </text:list-item>
        <text:list-item>
          <text:p text:style-name="P18"><text:span text:style-name="T1">Is dit niet mogelijk, dan kiest men beter voor seperate chaining.</text:span></text:p>
        </text:list-item>
        <text:list-item>
          <text:p text:style-name="P18"><text:span text:style-name="T1">Een alternatief is rehashing, het creëren van een nieuwe tabel (dubbele grootte) en het toevoegen van alle elementen aan deze tabel.</text:span></text:p>
        </text:list-item>
        <text:list-item>
          <text:p text:style-name="P18"><text:span text:style-name="T1">Men begint best met rehashing als <text:s/>α ongeveer 0.5 is, wachten tot <text:s/>α = 1 is niet goed want dan heeft men al lang een slechte performantie.</text:span></text:p>
        </text:list-item>
      </text:list>
      <text:p text:style-name="P25"><text:soft-page-break/><text:span text:style-name="T1">10.3 Hashfuncties</text:span></text:p>
      <text:list xml:id="list1624630805" text:style-name="L13">
        <text:list-item>
          <text:p text:style-name="P19"><text:span text:style-name="T1">Een goede hashfunctie moet snel geëvalueerd kunnen worden en moet het aantal conflicten zo klein mogelijk maken.</text:span></text:p>
        </text:list-item>
        <text:list-item>
          <text:p text:style-name="P19"><text:span text:style-name="T1">Het aantal conflicten minimaliseren wil zeggen dat de hashfunctie ervoor moet zorgen dat iedere tabelindex even waarschijnlijk is voor elke sleutel en dit onafhankelijk van de indices voor de andere sleutels.</text:span></text:p>
        </text:list-item>
      </text:list>
      <text:p text:style-name="P8"><text:span text:style-name="T1">Vaste hashfuncties</text:span></text:p>
      <text:list xml:id="list1392539362" text:style-name="L14">
        <text:list-item>
          <text:p text:style-name="P20"><text:span text:style-name="T1">Passen de sleutels in een processorwoord (ze kunnen gezien worden als positieve gehele getallen) dan zijn er twee vaak gebruikte technieken:</text:span></text:p>
        </text:list-item>
      </text:list>
      <text:p text:style-name="P9"><text:span text:style-name="T1"><text:s text:c="6"/>Delen</text:span></text:p>
      <text:list xml:id="list2161178295" text:style-name="L15">
        <text:list-item>
          <text:p text:style-name="P21"><text:span text:style-name="T1">Zet een geheel getal s om in een index door de rest te berekenen bij deling door m.</text:span></text:p>
        </text:list-item>
        <text:list-item>
          <text:p text:style-name="P21"><text:span text:style-name="T1">h(s) = s mod m</text:span></text:p>
        </text:list-item>
        <text:list-item>
          <text:p text:style-name="P21"><text:span text:style-name="T1">Eenvoudig en efficiënt.</text:span></text:p>
        </text:list-item>
        <text:list-item>
          <text:p text:style-name="P21"><text:span text:style-name="T1">Men moet nu wel m met zorg kiezen.</text:span></text:p>
        </text:list-item>
        <text:list-item>
          <text:p text:style-name="P21"><text:span text:style-name="T1">Is m even, dan krijgen even sleutels even indices en oneven sleutels oneven indices.</text:span></text:p>
        </text:list-item>
        <text:list-item>
          <text:p text:style-name="P21"><text:span text:style-name="T1">Is m = 2^i dan is de hashfunctie enkel afhankelijk van de laatste i bits, men kiest beter een hashfunctie die afhankelijk is van alle bits.</text:span></text:p>
        </text:list-item>
        <text:list-item>
          <text:p text:style-name="P21"><text:span text:style-name="T1">Hetzelfde geldt voor machten van tien als de sleutels decimale getallen zijn.</text:span></text:p>
        </text:list-item>
      </text:list>
      <text:p text:style-name="P9"><text:span text:style-name="T1"><text:s text:c="5"/>Vermenigvuldigen</text:span></text:p>
      <text:list xml:id="list962821145" text:style-name="L16">
        <text:list-item>
          <text:p text:style-name="P22"><text:span text:style-name="T1">De sleutel wordt vermenigvuldigd met een constante C ( 0 &lt; C &lt; 1 ) en het deel na de komma wordt behouden en vermenigvuldigd met m en afgerond naar beneden</text:span></text:p>
        </text:list-item>
        <text:list-item>
          <text:p text:style-name="P22"><text:span text:style-name="T1">h(s) = floor( m ( s*C – floor(s*C) ) )</text:span></text:p>
        </text:list-item>
        <text:list-item>
          <text:p text:style-name="P22"><text:span text:style-name="T1">Hier blijkt de waarde van m niet kritisch te zijn en mag ze dus gerust m = 2^i zijn.</text:span></text:p>
        </text:list-item>
      </text:list>
      <text:p text:style-name="P9"><text:span text:style-name="T1"/></text:p>
      <text:list xml:id="list708294911" text:style-name="L17">
        <text:list-item>
          <text:p text:style-name="P23"><text:span text:style-name="T1">Passen de sleutels niet in een processorwoord (strings) dan zijn er ook enkele mogelijkheden.</text:span></text:p>
        </text:list-item>
        <text:list-item>
          <text:p text:style-name="P23"><text:span text:style-name="T1">Men kan het bitpatroon interpreteren als een lang getal en de bewerkingen in software uitvoeren in plaats van in hardware maar dit is niet efficiënt.</text:span></text:p>
        </text:list-item>
        <text:list-item>
          <text:p text:style-name="P23"><text:span text:style-name="T1">Men kan de afzonderlijke woorden optellen of een XOR bewerking toepassen op de woorden. Nadeel hierbij is dat deze bewerkingen commutatief zijn (w1, w2) geeft dus het zelfde resultaat als (w2, w1).</text:span></text:p>
        </text:list-item>
        <text:list-item>
          <text:p text:style-name="P23"><text:span text:style-name="T1">Strings kan men vaak zien als gehele getallen in een talstelsel met radix r die men dan evalueert met de methode van horner</text:span></text:p>
        </text:list-item>
        <text:list-item>
          <text:p text:style-name="P23"><text:span text:style-name="T1">Nog een andere methode is om verschillende hashfuncties te gebruiken voor de verschillende elementen en daarna de resultaten samen te tellen modulo m.</text:span></text:p>
        </text:list-item>
      </text:list>
      <text:p text:style-name="P9"><text:span text:style-name="T1"/></text:p>
      <text:p text:style-name="P8"><text:span text:style-name="T1">Universele hashing</text:span></text:p>
      <text:list xml:id="list1665047058" text:style-name="L18">
        <text:list-item>
          <text:p text:style-name="P24"><text:span text:style-name="T1">universele hashing != uniforme hashing waarbij de kans dat een element op een zekere plaats terechtkomt gelijk is aan 1/m.</text:span></text:p>
        </text:list-item>
        <text:list-item>
          <text:p text:style-name="P24"><text:span text:style-name="T1">Het is steeds mogelijk om een reeks gegevens te zoeken die ervoor zal zorgen dat de hashfunctie een slecht resultaat geeft.</text:span></text:p>
        </text:list-item>
        <text:list-item>
          <text:p text:style-name="P24"><text:span text:style-name="T1">Om dit te voorkomen kan men bij het aanmaken van de hashtabel random een hashfunctie kiezen.</text:span></text:p>
        </text:list-item>
        <text:list-item>
          <text:p text:style-name="P24"><text:span text:style-name="T1">Het gedrag van de hashtabel is dan niet voorspelbaar.</text:span></text:p>
        </text:list-item>
        <text:list-item>
          <text:p text:style-name="P24"><text:span text:style-name="T1">Geen enkele tabel kan stelselmatig de slechtste performantie hebb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meta:initial-creator>
    <meta:creation-date>2013-04-24T14:59:50</meta:creation-date>
    <dc:date>2013-05-22T15:03:48</dc:date>
    <dc:creator>sam </dc:creator>
    <meta:editing-duration>PT3H13M</meta:editing-duration>
    <meta:editing-cycles>20</meta:editing-cycles>
    <meta:generator>LibreOffice/3.4$Linux LibreOffice_project/340m1$Build-402</meta:generator>
    <meta:document-statistic meta:table-count="0" meta:image-count="0" meta:object-count="0" meta:page-count="4" meta:paragraph-count="113" meta:word-count="2001" meta:character-count="11686" meta:non-whitespace-character-count="9844"/>
  </office:meta>
</office:document-meta>
</file>